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15.503cm" style:type="right"/>
        </style:tab-stops>
      </style:paragraph-properties>
    </style:style>
    <style:style style:name="P2" style:family="paragraph" style:parent-style-name="Footer">
      <style:paragraph-properties fo:margin-top="0.635cm" fo:margin-bottom="0cm" style:contextual-spacing="false" fo:text-align="center" style:justify-single-word="false"/>
      <style:text-properties officeooo:paragraph-rsid="011395c9"/>
    </style:style>
    <style:style style:name="P3" style:family="paragraph" style:parent-style-name="Footer">
      <style:paragraph-properties fo:margin-top="0.635cm" fo:margin-bottom="0cm" style:contextual-spacing="false" fo:text-align="center" style:justify-single-word="false"/>
    </style:style>
    <style:style style:name="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P5" style:family="paragraph" style:parent-style-name="Footer">
      <style:paragraph-properties fo:margin-top="0.635cm" fo:margin-bottom="0cm" style:contextual-spacing="false" fo:text-align="center" style:justify-single-word="false"/>
      <style:text-properties fo:language="en" fo:country="US"/>
    </style:style>
    <style:style style:name="P6" style:family="paragraph" style:parent-style-name="ProjectTitle">
      <style:text-properties fo:language="de" fo:country="DE" officeooo:rsid="016c546d" officeooo:paragraph-rsid="016c546d"/>
    </style:style>
    <style:style style:name="P7" style:family="paragraph" style:parent-style-name="ProjectAbstract">
      <style:text-properties fo:language="de" fo:country="DE" officeooo:rsid="016c546d" officeooo:paragraph-rsid="016c546d"/>
    </style:style>
    <style:style style:name="P8" style:family="paragraph" style:parent-style-name="DokumentName">
      <style:text-properties fo:language="de" fo:country="DE" officeooo:rsid="016c546d" officeooo:paragraph-rsid="016c546d"/>
    </style:style>
    <style:style style:name="P9" style:family="paragraph" style:parent-style-name="Text">
      <style:text-properties fo:language="de" fo:country="DE" officeooo:paragraph-rsid="00e80345"/>
    </style:style>
    <style:style style:name="P10" style:family="paragraph" style:parent-style-name="DokumentVersion">
      <style:text-properties fo:language="de" fo:country="DE"/>
    </style:style>
    <style:style style:name="P11" style:family="paragraph" style:parent-style-name="Standard">
      <style:text-properties fo:language="de" fo:country="DE" officeooo:rsid="0170b10a" officeooo:paragraph-rsid="0173c02c"/>
    </style:style>
    <style:style style:name="P12" style:family="paragraph" style:parent-style-name="Standard">
      <style:text-properties fo:language="de" fo:country="DE" officeooo:rsid="0170b10a" officeooo:paragraph-rsid="0199c817"/>
    </style:style>
    <style:style style:name="P13" style:family="paragraph" style:parent-style-name="RequirementHeader">
      <style:text-properties fo:language="de" fo:country="DE" officeooo:paragraph-rsid="00521265"/>
    </style:style>
    <style:style style:name="P14" style:family="paragraph" style:parent-style-name="RequirementHeader">
      <style:text-properties fo:language="de" fo:country="DE" officeooo:paragraph-rsid="0173c02c"/>
    </style:style>
    <style:style style:name="P15" style:family="paragraph" style:parent-style-name="RequirementHeader">
      <style:text-properties fo:language="de" fo:country="DE" officeooo:paragraph-rsid="0119d0a1"/>
    </style:style>
    <style:style style:name="P16" style:family="paragraph" style:parent-style-name="RequirementHeader">
      <style:text-properties fo:language="de" fo:country="DE" officeooo:paragraph-rsid="011d3718"/>
    </style:style>
    <style:style style:name="P17" style:family="paragraph" style:parent-style-name="RequirementHeader">
      <style:text-properties fo:language="de" fo:country="DE" officeooo:paragraph-rsid="0178421b"/>
    </style:style>
    <style:style style:name="P18" style:family="paragraph" style:parent-style-name="RequirementHeader">
      <style:text-properties fo:language="de" fo:country="DE" officeooo:paragraph-rsid="013cc08a"/>
    </style:style>
    <style:style style:name="P19" style:family="paragraph" style:parent-style-name="RequirementHeader">
      <style:text-properties fo:language="de" fo:country="DE" officeooo:paragraph-rsid="013f66ec"/>
    </style:style>
    <style:style style:name="P20" style:family="paragraph" style:parent-style-name="RequirementHeader">
      <style:text-properties fo:language="de" fo:country="DE" officeooo:paragraph-rsid="0140a2d1"/>
    </style:style>
    <style:style style:name="P21" style:family="paragraph" style:parent-style-name="Standard">
      <style:text-properties fo:language="de" fo:country="DE" officeooo:rsid="00469b18" officeooo:paragraph-rsid="0173c02c"/>
    </style:style>
    <style:style style:name="P22" style:family="paragraph" style:parent-style-name="Standard">
      <style:text-properties fo:language="de" fo:country="DE" officeooo:rsid="00469b18" officeooo:paragraph-rsid="013cc08a"/>
    </style:style>
    <style:style style:name="P23" style:family="paragraph" style:parent-style-name="Standard">
      <style:text-properties fo:language="de" fo:country="DE" officeooo:rsid="00469b18" officeooo:paragraph-rsid="013f66ec"/>
    </style:style>
    <style:style style:name="P24" style:family="paragraph" style:parent-style-name="Standard">
      <style:text-properties fo:language="de" fo:country="DE" officeooo:rsid="00469b18" officeooo:paragraph-rsid="018ccce8"/>
    </style:style>
    <style:style style:name="P25" style:family="paragraph" style:parent-style-name="Standard">
      <style:text-properties fo:language="de" fo:country="DE" officeooo:rsid="00469b18" officeooo:paragraph-rsid="0176d7ae"/>
    </style:style>
    <style:style style:name="P26" style:family="paragraph" style:parent-style-name="Standard">
      <style:text-properties fo:language="de" fo:country="DE" officeooo:rsid="00469b18" officeooo:paragraph-rsid="0199d58d"/>
    </style:style>
    <style:style style:name="P27" style:family="paragraph" style:parent-style-name="Standard">
      <style:text-properties fo:language="de" fo:country="DE" officeooo:rsid="0178421b" officeooo:paragraph-rsid="0178421b"/>
    </style:style>
    <style:style style:name="P28" style:family="paragraph" style:parent-style-name="Standard">
      <style:text-properties fo:language="de" fo:country="DE" officeooo:rsid="0178421b" officeooo:paragraph-rsid="0179ffa3"/>
    </style:style>
    <style:style style:name="P29" style:family="paragraph" style:parent-style-name="Standard">
      <style:text-properties fo:language="de" fo:country="DE" officeooo:rsid="017ac63c" officeooo:paragraph-rsid="017ac63c"/>
    </style:style>
    <style:style style:name="P30" style:family="paragraph" style:parent-style-name="Standard">
      <style:text-properties fo:language="de" fo:country="DE" officeooo:rsid="017c279f" officeooo:paragraph-rsid="017c279f"/>
    </style:style>
    <style:style style:name="P31" style:family="paragraph" style:parent-style-name="Standard">
      <style:text-properties fo:language="de" fo:country="DE" officeooo:rsid="017c279f" officeooo:paragraph-rsid="017e2325"/>
    </style:style>
    <style:style style:name="P32" style:family="paragraph" style:parent-style-name="Text_20_body">
      <style:text-properties fo:language="de" fo:country="DE" officeooo:rsid="016dd0c3" officeooo:paragraph-rsid="011588b3"/>
    </style:style>
    <style:style style:name="P33" style:family="paragraph" style:parent-style-name="Text_20_body">
      <style:text-properties fo:language="de" fo:country="DE"/>
    </style:style>
    <style:style style:name="P34" style:family="paragraph" style:parent-style-name="RequirementHeader">
      <style:text-properties fo:language="de" fo:country="DE" officeooo:paragraph-rsid="017ed796"/>
    </style:style>
    <style:style style:name="P35" style:family="paragraph" style:parent-style-name="RequirementHeader">
      <style:text-properties fo:language="de" fo:country="DE" officeooo:paragraph-rsid="00e2217c"/>
    </style:style>
    <style:style style:name="P36" style:family="paragraph" style:parent-style-name="RequirementHeader">
      <style:text-properties fo:language="de" fo:country="DE" officeooo:paragraph-rsid="0185156e"/>
    </style:style>
    <style:style style:name="P37" style:family="paragraph" style:parent-style-name="Standard">
      <style:text-properties fo:language="de" fo:country="DE" officeooo:rsid="017e2325" officeooo:paragraph-rsid="017e2325"/>
    </style:style>
    <style:style style:name="P38" style:family="paragraph" style:parent-style-name="Standard">
      <style:text-properties fo:language="de" fo:country="DE" officeooo:rsid="017e2325" officeooo:paragraph-rsid="0199c817"/>
    </style:style>
    <style:style style:name="P39" style:family="paragraph" style:parent-style-name="Standard">
      <style:text-properties fo:language="de" fo:country="DE" officeooo:rsid="017e9898" officeooo:paragraph-rsid="017e9898"/>
    </style:style>
    <style:style style:name="P40" style:family="paragraph" style:parent-style-name="Standard">
      <style:text-properties fo:language="de" fo:country="DE" officeooo:rsid="017ed796" officeooo:paragraph-rsid="017ed796"/>
    </style:style>
    <style:style style:name="P41" style:family="paragraph" style:parent-style-name="Standard">
      <style:text-properties fo:language="de" fo:country="DE" officeooo:rsid="017ed796" officeooo:paragraph-rsid="0199c817"/>
    </style:style>
    <style:style style:name="P42" style:family="paragraph" style:parent-style-name="Standard">
      <style:text-properties fo:language="de" fo:country="DE" officeooo:rsid="0095402f" officeooo:paragraph-rsid="011b54fb"/>
    </style:style>
    <style:style style:name="P43" style:family="paragraph" style:parent-style-name="Standard">
      <style:text-properties fo:language="de" fo:country="DE" officeooo:rsid="01841634" officeooo:paragraph-rsid="0199d58d"/>
    </style:style>
    <style:style style:name="P44" style:family="paragraph" style:parent-style-name="RequirementHeader">
      <style:text-properties fo:language="de" fo:country="DE" officeooo:paragraph-rsid="018555e7"/>
    </style:style>
    <style:style style:name="P45" style:family="paragraph" style:parent-style-name="Standard">
      <style:text-properties fo:language="de" fo:country="DE" officeooo:rsid="018555e7" officeooo:paragraph-rsid="018555e7"/>
    </style:style>
    <style:style style:name="P46" style:family="paragraph" style:parent-style-name="Standard">
      <style:text-properties fo:language="de" fo:country="DE" officeooo:rsid="018555e7" officeooo:paragraph-rsid="01874b64"/>
    </style:style>
    <style:style style:name="P47" style:family="paragraph" style:parent-style-name="Standard">
      <style:text-properties fo:language="de" fo:country="DE" officeooo:rsid="018555e7" officeooo:paragraph-rsid="0194466c"/>
    </style:style>
    <style:style style:name="P48" style:family="paragraph" style:parent-style-name="Standard">
      <style:text-properties fo:language="de" fo:country="DE" officeooo:rsid="018555e7" officeooo:paragraph-rsid="0199d58d"/>
    </style:style>
    <style:style style:name="P49" style:family="paragraph" style:parent-style-name="Glossary">
      <style:text-properties fo:language="de" fo:country="DE" officeooo:paragraph-rsid="018f2aa0"/>
    </style:style>
    <style:style style:name="P50" style:family="paragraph" style:parent-style-name="Glossary">
      <style:text-properties fo:language="de" fo:country="DE" fo:font-weight="normal" officeooo:rsid="0147ca6c" officeooo:paragraph-rsid="018f2aa0" style:font-weight-asian="normal" style:font-weight-complex="normal"/>
    </style:style>
    <style:style style:name="P51" style:family="paragraph" style:parent-style-name="Glossary">
      <style:text-properties fo:language="de" fo:country="DE" officeooo:paragraph-rsid="019101c6"/>
    </style:style>
    <style:style style:name="P52" style:family="paragraph" style:parent-style-name="Standard">
      <style:text-properties fo:language="de" fo:country="DE" officeooo:rsid="018d0a17" officeooo:paragraph-rsid="018d0a17"/>
    </style:style>
    <style:style style:name="P53" style:family="paragraph" style:parent-style-name="Standard">
      <style:text-properties fo:language="de" fo:country="DE" officeooo:rsid="0180a850" officeooo:paragraph-rsid="0194466c"/>
    </style:style>
    <style:style style:name="P54" style:family="paragraph" style:parent-style-name="RequirementHeader">
      <style:text-properties fo:language="de" fo:country="DE" officeooo:paragraph-rsid="01953b6d"/>
    </style:style>
    <style:style style:name="P55" style:family="paragraph" style:parent-style-name="Standard">
      <style:text-properties fo:language="de" fo:country="DE" officeooo:rsid="01953b6d" officeooo:paragraph-rsid="01953b6d"/>
    </style:style>
    <style:style style:name="P56" style:family="paragraph" style:parent-style-name="Standard">
      <style:text-properties fo:language="de" fo:country="DE" officeooo:rsid="01953b6d" officeooo:paragraph-rsid="0199c817"/>
    </style:style>
    <style:style style:name="P57" style:family="paragraph" style:parent-style-name="Glossary">
      <style:text-properties fo:language="de" fo:country="DE" officeooo:paragraph-rsid="0199e077"/>
    </style:style>
    <style:style style:name="P58" style:family="paragraph" style:parent-style-name="Standard">
      <style:text-properties fo:language="de" fo:country="DE" officeooo:rsid="0199d58d" officeooo:paragraph-rsid="0199d58d"/>
    </style:style>
    <style:style style:name="P59" style:family="paragraph" style:parent-style-name="RequirementHeader">
      <style:text-properties fo:language="de" fo:country="DE" officeooo:paragraph-rsid="0199d58d"/>
    </style:style>
    <style:style style:name="P60" style:family="paragraph" style:parent-style-name="Standard">
      <style:text-properties fo:language="de" fo:country="DE" officeooo:paragraph-rsid="0199d58d"/>
    </style:style>
    <style:style style:name="P61" style:family="paragraph" style:parent-style-name="Standard">
      <style:text-properties fo:language="de" fo:country="DE" officeooo:rsid="01751ac8" officeooo:paragraph-rsid="0199c817"/>
    </style:style>
    <style:style style:name="P62" style:family="paragraph" style:parent-style-name="Standard">
      <style:text-properties fo:language="de" fo:country="DE" officeooo:rsid="0176d7ae" officeooo:paragraph-rsid="0199c817"/>
    </style:style>
    <style:style style:name="P63" style:family="paragraph" style:parent-style-name="Standard">
      <style:text-properties fo:language="de" fo:country="DE" officeooo:rsid="0185fef2" officeooo:paragraph-rsid="0199d58d"/>
    </style:style>
    <style:style style:name="P64" style:family="paragraph" style:parent-style-name="Contents_20_1">
      <style:paragraph-properties>
        <style:tab-stops>
          <style:tab-stop style:position="15.498cm" style:type="right" style:leader-style="dotted" style:leader-text="."/>
        </style:tab-stops>
      </style:paragraph-properties>
    </style:style>
    <style:style style:name="P65" style:family="paragraph" style:parent-style-name="Contents_20_2">
      <style:paragraph-properties>
        <style:tab-stops>
          <style:tab-stop style:position="15.498cm" style:type="right" style:leader-style="dotted" style:leader-text="."/>
        </style:tab-stops>
      </style:paragraph-properties>
    </style:style>
    <style:style style:name="P66" style:family="paragraph" style:parent-style-name="Standard">
      <style:paragraph-properties fo:margin-left="0cm" fo:margin-right="0cm" fo:text-align="start" style:justify-single-word="false" fo:text-indent="0cm" style:auto-text-indent="false"/>
      <style:text-properties fo:color="#000000" loext:opacity="100%" style:font-name="Times New Roman" fo:font-size="11pt" fo:language="en" fo:country="US" style:font-size-asian="11pt" style:font-size-complex="11pt"/>
    </style:style>
    <style:style style:name="P67" style:family="paragraph" style:parent-style-name="Standard">
      <style:paragraph-properties fo:margin-top="0.847cm" fo:margin-bottom="0cm" style:contextual-spacing="false" fo:line-height="150%" fo:text-align="center" style:justify-single-word="false"/>
      <style:text-properties fo:font-size="14pt" fo:language="de" fo:country="DE" fo:font-style="italic" fo:font-weight="bold" style:font-size-asian="14pt" style:font-style-asian="italic" style:font-weight-asian="bold"/>
    </style:style>
    <style:style style:name="P68" style:family="paragraph" style:parent-style-name="Heading_20_1" style:master-page-name="ChapterAim">
      <style:paragraph-properties style:page-number="auto"/>
      <style:text-properties fo:language="de" fo:country="DE" officeooo:rsid="003cd060" officeooo:paragraph-rsid="003cd060"/>
    </style:style>
    <style:style style:name="P69" style:family="paragraph" style:parent-style-name="Heading_20_1" style:master-page-name="ChapterReq">
      <style:paragraph-properties style:page-number="auto"/>
      <style:text-properties fo:language="de" fo:country="DE" officeooo:rsid="016ed62c" officeooo:paragraph-rsid="016ed62c"/>
    </style:style>
    <style:style style:name="P70" style:family="paragraph" style:parent-style-name="Heading_20_1" style:master-page-name="ChapterGlossary">
      <style:paragraph-properties style:page-number="auto"/>
      <style:text-properties fo:language="de" fo:country="DE"/>
    </style:style>
    <style:style style:name="P71" style:family="paragraph" style:parent-style-name="Heading_20_2">
      <style:text-properties fo:language="de" fo:country="DE" officeooo:rsid="0170b10a" officeooo:paragraph-rsid="0170b10a"/>
    </style:style>
    <style:style style:name="P72" style:family="paragraph" style:parent-style-name="Heading_20_2" style:master-page-name="ChapterReq">
      <style:paragraph-properties style:page-number="auto"/>
      <style:text-properties fo:language="de" fo:country="DE" officeooo:paragraph-rsid="0095402f"/>
    </style:style>
    <style:style style:name="P73" style:family="paragraph" style:parent-style-name="Heading_20_2" style:master-page-name="ChapterReq">
      <style:paragraph-properties style:page-number="auto"/>
      <style:text-properties fo:language="de" fo:country="DE" officeooo:rsid="0199c817" officeooo:paragraph-rsid="0199c817"/>
    </style:style>
    <style:style style:name="P74" style:family="paragraph" style:parent-style-name="Heading_20_2" style:master-page-name="ChapterReq">
      <style:paragraph-properties style:page-number="auto"/>
      <style:text-properties fo:language="de" fo:country="DE" officeooo:rsid="0199d58d" officeooo:paragraph-rsid="0199d58d"/>
    </style:style>
    <style:style style:name="P75" style:family="paragraph" style:parent-style-name="Heading_20_2">
      <style:paragraph-properties fo:break-before="page"/>
      <style:text-properties fo:language="de" fo:country="DE" officeooo:rsid="0188a005" officeooo:paragraph-rsid="0188a005"/>
    </style:style>
    <style:style style:name="P76" style:family="paragraph" style:parent-style-name="RequirementHeader">
      <style:text-properties fo:language="de" fo:country="DE" officeooo:paragraph-rsid="0199d58d"/>
    </style:style>
    <style:style style:name="P77" style:family="paragraph" style:parent-style-name="RequirementHeader">
      <style:text-properties fo:language="de" fo:country="DE" officeooo:paragraph-rsid="019e7cc0"/>
    </style:style>
    <style:style style:name="P78" style:family="paragraph" style:parent-style-name="RequirementHeader">
      <style:text-properties fo:language="de" fo:country="DE" officeooo:paragraph-rsid="01a165da"/>
    </style:style>
    <style:style style:name="P79" style:family="paragraph" style:parent-style-name="Standard" style:master-page-name="Konvertiert_20_1">
      <style:paragraph-properties fo:margin-left="0cm" fo:margin-right="0cm" fo:margin-top="2.54cm" fo:margin-bottom="0cm" style:contextual-spacing="false" fo:line-height="150%" fo:text-align="start" style:justify-single-word="false" fo:text-indent="0cm" style:auto-text-indent="false" style:page-number="auto"/>
      <style:text-properties fo:color="#000000" loext:opacity="100%" style:font-name="Times New Roman" fo:font-size="11pt" fo:language="en" fo:country="US" style:font-size-asian="11pt" style:font-size-complex="11pt"/>
    </style:style>
    <style:style style:name="P80" style:family="paragraph" style:parent-style-name="Standard" style:master-page-name="ChapterToc">
      <style:paragraph-properties fo:margin-top="0.847cm" fo:margin-bottom="0cm" style:contextual-spacing="false" fo:line-height="150%" fo:text-align="center" style:justify-single-word="false" style:page-number="1"/>
      <style:text-properties fo:font-size="14pt" fo:language="de" fo:country="DE" fo:font-style="italic" fo:font-weight="bold" officeooo:rsid="016caa54" officeooo:paragraph-rsid="016caa54" style:font-size-asian="14pt" style:font-style-asian="italic" style:font-weight-asian="bold"/>
    </style:style>
    <style:style style:name="P81" style:family="paragraph" style:parent-style-name="Standard">
      <style:text-properties fo:language="de" fo:country="DE" officeooo:rsid="01841634" officeooo:paragraph-rsid="0199d58d"/>
    </style:style>
    <style:style style:name="P82" style:family="paragraph" style:parent-style-name="Standard">
      <style:text-properties fo:language="de" fo:country="DE" officeooo:rsid="018555e7" officeooo:paragraph-rsid="019e7cc0"/>
    </style:style>
    <style:style style:name="P83" style:family="paragraph" style:parent-style-name="Standard">
      <style:text-properties fo:language="de" fo:country="DE" officeooo:rsid="00469b18" officeooo:paragraph-rsid="01953b6d"/>
    </style:style>
    <style:style style:name="P84" style:family="paragraph" style:parent-style-name="Standard">
      <style:text-properties fo:language="de" fo:country="DE" officeooo:rsid="00469b18" officeooo:paragraph-rsid="019e7cc0"/>
    </style:style>
    <style:style style:name="P85" style:family="paragraph" style:parent-style-name="Standard">
      <style:text-properties fo:language="de" fo:country="DE" officeooo:rsid="01953b6d" officeooo:paragraph-rsid="019e7cc0"/>
    </style:style>
    <style:style style:name="P86" style:family="paragraph" style:parent-style-name="Standard">
      <style:text-properties fo:language="de" fo:country="DE" officeooo:rsid="018ccce8" officeooo:paragraph-rsid="018ccce8"/>
    </style:style>
    <style:style style:name="P87" style:family="paragraph" style:parent-style-name="Standard">
      <style:text-properties fo:language="de" fo:country="DE" officeooo:rsid="01a06cb2" officeooo:paragraph-rsid="01a06cb2"/>
    </style:style>
    <style:style style:name="P88" style:family="paragraph" style:parent-style-name="Standard">
      <style:text-properties fo:language="de" fo:country="DE" officeooo:rsid="01429e5b" officeooo:paragraph-rsid="01429e5b"/>
    </style:style>
    <style:style style:name="P89" style:family="paragraph" style:parent-style-name="Standard">
      <style:text-properties fo:language="de" fo:country="DE" officeooo:rsid="018d0a17" officeooo:paragraph-rsid="018d0a17"/>
    </style:style>
    <style:style style:name="P90" style:family="paragraph" style:parent-style-name="Standard">
      <style:text-properties fo:language="de" fo:country="DE" officeooo:rsid="0170b10a"/>
    </style:style>
    <style:style style:name="P91" style:family="paragraph" style:parent-style-name="Standard">
      <style:text-properties fo:language="de" fo:country="DE" officeooo:rsid="0170b10a" officeooo:paragraph-rsid="01a165da"/>
    </style:style>
    <style:style style:name="P92" style:family="paragraph" style:parent-style-name="Standard">
      <style:text-properties fo:language="de" fo:country="DE" officeooo:rsid="0170b10a" officeooo:paragraph-rsid="01a2f960"/>
    </style:style>
    <style:style style:name="P93" style:family="paragraph" style:parent-style-name="Standard">
      <style:text-properties fo:language="de" fo:country="DE" officeooo:rsid="01a165da" officeooo:paragraph-rsid="01a165da"/>
    </style:style>
    <style:style style:name="P94" style:family="paragraph">
      <loext:graphic-properties draw:fill="none" draw:fill-color="#ffffff"/>
      <style:paragraph-properties style:writing-mode="lr-tb"/>
    </style:style>
    <style:style style:name="P95" style:family="paragraph">
      <loext:graphic-properties draw:fill="none" draw:fill-color="#ffffff"/>
      <style:paragraph-properties fo:text-align="center"/>
    </style:style>
    <style:style style:name="T1" style:family="text">
      <style:text-properties style:font-name="HELVETICA" fo:font-size="10pt" fo:language="en" fo:country="US" fo:font-weight="bold" style:font-size-asian="10pt" style:font-weight-asian="bold" style:font-name-complex="HELVETICA"/>
    </style:style>
    <style:style style:name="T2" style:family="text">
      <style:text-properties style:font-name="HELVETICA" fo:font-size="10pt" fo:language="en" fo:country="US" fo:font-weight="bold" officeooo:rsid="016caa54" style:font-size-asian="10pt" style:font-weight-asian="bold" style:font-name-complex="HELVETICA"/>
    </style:style>
    <style:style style:name="T3" style:family="text">
      <style:text-properties style:font-name="HELVETICA" fo:font-size="10pt" fo:font-weight="bold" style:font-size-asian="10pt" style:font-weight-asian="bold" style:font-name-complex="HELVETICA"/>
    </style:style>
    <style:style style:name="T4" style:family="text">
      <style:text-properties style:font-name="HELVETICA" fo:font-size="10pt" fo:font-weight="bold" officeooo:rsid="016d64d3" style:font-size-asian="10pt" style:font-weight-asian="bold" style:font-name-complex="HELVETICA"/>
    </style:style>
    <style:style style:name="T5" style:family="text">
      <style:text-properties style:font-name="HELVETICA" fo:font-size="10pt" fo:font-weight="bold" officeooo:rsid="018b95e6" style:font-size-asian="10pt" style:font-weight-asian="bold" style:font-name-complex="HELVETICA"/>
    </style:style>
    <style:style style:name="T6" style:family="text">
      <style:text-properties style:font-name="HELVETICA" fo:font-size="10pt" fo:font-weight="bold" officeooo:rsid="016ed62c" style:font-size-asian="10pt" style:font-weight-asian="bold" style:font-name-complex="HELVETICA"/>
    </style:style>
    <style:style style:name="T7" style:family="text">
      <style:text-properties fo:language="en" fo:country="US" officeooo:rsid="00ccf5fc"/>
    </style:style>
    <style:style style:name="T8" style:family="text">
      <style:text-properties fo:language="en" fo:country="US" officeooo:rsid="0019f2af"/>
    </style:style>
    <style:style style:name="T9" style:family="text">
      <style:text-properties fo:language="en" fo:country="US" officeooo:rsid="019101c6"/>
    </style:style>
    <style:style style:name="T10" style:family="text">
      <style:text-properties fo:language="en" fo:country="US" officeooo:rsid="016d64d3"/>
    </style:style>
    <style:style style:name="T11" style:family="text">
      <style:text-properties fo:language="en" fo:country="US" officeooo:rsid="0044e4d6"/>
    </style:style>
    <style:style style:name="T12" style:family="text">
      <style:text-properties officeooo:rsid="016ed62c"/>
    </style:style>
    <style:style style:name="T13" style:family="text">
      <style:text-properties fo:font-weight="bold" officeooo:rsid="01463df1" style:font-weight-asian="bold"/>
    </style:style>
    <style:style style:name="T14" style:family="text">
      <style:text-properties fo:font-weight="bold" officeooo:rsid="01653e8c" style:font-weight-asian="bold"/>
    </style:style>
    <style:style style:name="T15" style:family="text">
      <style:text-properties fo:font-weight="bold" officeooo:rsid="015ee5e6" style:font-weight-asian="bold"/>
    </style:style>
    <style:style style:name="T16" style:family="text">
      <style:text-properties fo:font-weight="bold" officeooo:rsid="018de413" style:font-weight-asian="bold"/>
    </style:style>
    <style:style style:name="T17" style:family="text">
      <style:text-properties fo:font-weight="bold" officeooo:rsid="018f2aa0" style:font-weight-asian="bold"/>
    </style:style>
    <style:style style:name="T18" style:family="text">
      <style:text-properties fo:font-weight="bold" officeooo:rsid="0199e077" style:font-weight-asian="bold"/>
    </style:style>
    <style:style style:name="T19" style:family="text">
      <style:text-properties officeooo:rsid="0044e4d6"/>
    </style:style>
    <style:style style:name="T20" style:family="text">
      <style:text-properties officeooo:rsid="00486e8d"/>
    </style:style>
    <style:style style:name="T21" style:family="text">
      <style:text-properties officeooo:rsid="00521265"/>
    </style:style>
    <style:style style:name="T22" style:family="text">
      <style:text-properties officeooo:rsid="0052e07a"/>
    </style:style>
    <style:style style:name="T23" style:family="text">
      <style:text-properties officeooo:rsid="005d9dde"/>
    </style:style>
    <style:style style:name="T24" style:family="text">
      <style:text-properties officeooo:rsid="00616054"/>
    </style:style>
    <style:style style:name="T25" style:family="text">
      <style:text-properties officeooo:rsid="00735d71"/>
    </style:style>
    <style:style style:name="T26" style:family="text">
      <style:text-properties officeooo:rsid="00786d57"/>
    </style:style>
    <style:style style:name="T27" style:family="text">
      <style:text-properties style:font-name="Courier New"/>
    </style:style>
    <style:style style:name="T28" style:family="text">
      <style:text-properties officeooo:rsid="01093089"/>
    </style:style>
    <style:style style:name="T29" style:family="text">
      <style:text-properties officeooo:rsid="011f25ef"/>
    </style:style>
    <style:style style:name="T30" style:family="text">
      <style:text-properties officeooo:rsid="013cc08a"/>
    </style:style>
    <style:style style:name="T31" style:family="text">
      <style:text-properties officeooo:rsid="013f66ec"/>
    </style:style>
    <style:style style:name="T32" style:family="text">
      <style:text-properties officeooo:rsid="0140a2d1"/>
    </style:style>
    <style:style style:name="T33" style:family="text">
      <style:text-properties officeooo:rsid="01463df1"/>
    </style:style>
    <style:style style:name="T34" style:family="text">
      <style:text-properties officeooo:rsid="0147ca6c"/>
    </style:style>
    <style:style style:name="T35" style:family="text">
      <style:text-properties officeooo:rsid="01653e8c"/>
    </style:style>
    <style:style style:name="T36" style:family="text">
      <style:text-properties officeooo:rsid="0166884b"/>
    </style:style>
    <style:style style:name="T37" style:family="text">
      <style:text-properties officeooo:rsid="016caa54"/>
    </style:style>
    <style:style style:name="T38" style:family="text">
      <style:text-properties officeooo:rsid="016d64d3"/>
    </style:style>
    <style:style style:name="T39" style:family="text">
      <style:text-properties officeooo:rsid="016dd0c3"/>
    </style:style>
    <style:style style:name="T40" style:family="text">
      <style:text-properties officeooo:rsid="0170b10a"/>
    </style:style>
    <style:style style:name="T41" style:family="text">
      <style:text-properties officeooo:rsid="0170f959"/>
    </style:style>
    <style:style style:name="T42" style:family="text">
      <style:text-properties officeooo:rsid="017290ee"/>
    </style:style>
    <style:style style:name="T43" style:family="text">
      <style:text-properties officeooo:rsid="0173c02c"/>
    </style:style>
    <style:style style:name="T44" style:family="text">
      <style:text-properties officeooo:rsid="01751ac8"/>
    </style:style>
    <style:style style:name="T45" style:family="text">
      <style:text-properties officeooo:rsid="0176d7ae"/>
    </style:style>
    <style:style style:name="T46" style:family="text">
      <style:text-properties officeooo:rsid="0178421b"/>
    </style:style>
    <style:style style:name="T47" style:family="text">
      <style:text-properties officeooo:rsid="0179ffa3"/>
    </style:style>
    <style:style style:name="T48" style:family="text">
      <style:text-properties officeooo:rsid="017ac63c"/>
    </style:style>
    <style:style style:name="T49" style:family="text">
      <style:text-properties officeooo:rsid="01619d1b"/>
    </style:style>
    <style:style style:name="T50" style:family="text">
      <style:text-properties officeooo:rsid="015cb44d"/>
    </style:style>
    <style:style style:name="T51" style:family="text">
      <style:text-properties officeooo:rsid="017c8b71"/>
    </style:style>
    <style:style style:name="T52" style:family="text">
      <style:text-properties officeooo:rsid="017e2325"/>
    </style:style>
    <style:style style:name="T53" style:family="text">
      <style:text-properties officeooo:rsid="017c279f"/>
    </style:style>
    <style:style style:name="T54" style:family="text">
      <style:text-properties officeooo:rsid="017e9898"/>
    </style:style>
    <style:style style:name="T55" style:family="text">
      <style:text-properties officeooo:rsid="017ed796"/>
    </style:style>
    <style:style style:name="T56" style:family="text">
      <style:text-properties officeooo:rsid="0180a850"/>
    </style:style>
    <style:style style:name="T57" style:family="text">
      <style:text-properties officeooo:rsid="01829c3f"/>
    </style:style>
    <style:style style:name="T58" style:family="text">
      <style:text-properties officeooo:rsid="01841634"/>
    </style:style>
    <style:style style:name="T59" style:family="text">
      <style:text-properties officeooo:rsid="018555e7"/>
    </style:style>
    <style:style style:name="T60" style:family="text">
      <style:text-properties officeooo:rsid="0185fef2"/>
    </style:style>
    <style:style style:name="T61" style:family="text">
      <style:text-properties officeooo:rsid="01862b22"/>
    </style:style>
    <style:style style:name="T62" style:family="text">
      <style:text-properties officeooo:rsid="01874b64"/>
    </style:style>
    <style:style style:name="T63" style:family="text">
      <style:text-properties officeooo:rsid="0189b1af"/>
    </style:style>
    <style:style style:name="T64" style:family="text">
      <style:text-properties officeooo:rsid="018ccce8"/>
    </style:style>
    <style:style style:name="T65" style:family="text">
      <style:text-properties officeooo:rsid="018d0a17"/>
    </style:style>
    <style:style style:name="T66" style:family="text">
      <style:text-properties officeooo:rsid="018de413"/>
    </style:style>
    <style:style style:name="T67" style:family="text">
      <style:text-properties officeooo:rsid="018f2aa0"/>
    </style:style>
    <style:style style:name="T68" style:family="text">
      <style:text-properties officeooo:rsid="0194466c"/>
    </style:style>
    <style:style style:name="T69" style:family="text">
      <style:text-properties officeooo:rsid="01953b6d"/>
    </style:style>
    <style:style style:name="T70" style:family="text">
      <style:text-properties officeooo:rsid="0199c817"/>
    </style:style>
    <style:style style:name="T71" style:family="text">
      <style:text-properties fo:language="de" fo:country="DE"/>
    </style:style>
    <style:style style:name="T72" style:family="text">
      <style:text-properties fo:language="de" fo:country="DE" officeooo:rsid="0170b10a"/>
    </style:style>
    <style:style style:name="T73" style:family="text">
      <style:text-properties officeooo:rsid="0199d58d"/>
    </style:style>
    <style:style style:name="T74" style:family="text">
      <style:text-properties officeooo:rsid="0199e077"/>
    </style:style>
    <style:style style:name="T75" style:family="text">
      <style:text-properties officeooo:rsid="019bdc27"/>
    </style:style>
    <style:style style:name="T76" style:family="text">
      <style:text-properties officeooo:rsid="019e7cc0"/>
    </style:style>
    <style:style style:name="T77" style:family="text">
      <style:text-properties officeooo:rsid="01a06cb2"/>
    </style:style>
    <style:style style:name="T78" style:family="text">
      <style:text-properties officeooo:rsid="01a165da"/>
    </style:style>
    <style:style style:name="T79" style:family="text">
      <style:text-properties officeooo:rsid="01a2f960"/>
    </style:style>
    <style:style style:name="T80" style:family="text">
      <style:text-properties officeooo:rsid="01a4bc2c"/>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000000" draw:stroke-linejoin="miter" draw:fill="none" draw:fill-color="#ffffff" draw:textarea-horizontal-align="left" draw:textarea-vertical-align="top" draw:auto-grow-height="false" fo:min-height="23.245cm" fo:min-width="14.12cm" fo:padding-top="0.229cm" fo:padding-bottom="0.229cm" fo:padding-left="0.441cm" fo:padding-right="0.441cm" fo:wrap-option="wrap" draw:shadow-color="#808080" style:writing-mode="lr-tb"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custom-shape text:anchor-type="char" draw:z-index="34" draw:name="Form17" draw:style-name="gr1" draw:text-style-name="P94" svg:width="15.003cm" svg:height="23.704cm" svg:x="0cm" svg:y="0cm"><text:p/><draw:enhanced-geometry svg:viewBox="0 0 21600 21600" draw:type="rectangle" draw:enhanced-path="M 0 0 L 21600 0 21600 21600 0 21600 0 0 Z N"/></draw:custom-shape>R e s t i x</text:p>
      <text:p text:style-name="P7">Datensicherung <text:span text:style-name="T37">auf restic-Basis</text:span></text:p>
      <text:p text:style-name="P8"><text:title>Pflichtenheft</text:title></text:p>
      <text:p text:style-name="P10"><text:span text:style-name="T36">Version </text:span><text:user-defined style:data-style-name="N0" text:name="DocumentVersion">0.9.5</text:user-defined></text:p>
      <text:p text:style-name="P79">Copyright (c) 202<text:span text:style-name="T37">5</text:span>, Frank Sommer.</text:p>
      <text:p text:style-name="P66">All rights reserved.</text:p>
      <text:p text:style-name="P66"/>
      <text:p text:style-name="P66">Redistribution and use in source and binary forms, with or without modification, are permitted provided that the following conditions are met:</text:p>
      <text:p text:style-name="P66"/>
      <text:p text:style-name="P66">* Redistributions of source code must retain the above copyright notice, this list of conditions and the following disclaimer.</text:p>
      <text:p text:style-name="P66"/>
      <text:p text:style-name="P66">* Redistributions in binary form must reproduce the above copyright notice, this list of conditions and the following disclaimer in the documentation and/or other materials provided with the distribution.</text:p>
      <text:p text:style-name="P66"/>
      <text:p text:style-name="P66">* Neither the name of the copyright holder nor the names of its contributors may be used to endorse or promote products derived from this software without specific prior written permission.</text:p>
      <text:p text:style-name="P66"/>
      <text:p text:style-name="P66">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text:p>
      <text:p text:style-name="P66">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80">Inhaltsverzeichnis</text:p>
      <text:p text:style-name="P67"/>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64">Ziel des Projekts<text:tab/><text:a xlink:type="simple" xlink:href="#__RefHeading___Toc451661265" text:style-name="Index_20_Link" text:visited-style-name="Index_20_Link">2</text:a></text:p>
          <text:p text:style-name="P64">Anforderungen<text:tab/><text:a xlink:type="simple" xlink:href="#__RefHeading___Toc451661266" text:style-name="Index_20_Link" text:visited-style-name="Index_20_Link">3</text:a></text:p>
          <text:p text:style-name="P65">Allgemeine Anforderungen<text:tab/><text:a xlink:type="simple" xlink:href="#__RefHeading___Toc451661267" text:style-name="Index_20_Link" text:visited-style-name="Index_20_Link">3</text:a></text:p>
          <text:p text:style-name="P65">Konfiguration<text:tab/><text:a xlink:type="simple" xlink:href="#__RefHeading___Toc2680_74363098" text:style-name="Index_20_Link" text:visited-style-name="Index_20_Link">4</text:a></text:p>
          <text:p text:style-name="P65">Sicherung<text:tab/><text:a xlink:type="simple" xlink:href="#__RefHeading___Toc2684_74363098" text:style-name="Index_20_Link" text:visited-style-name="Index_20_Link">5</text:a></text:p>
          <text:p text:style-name="P65">Wiederherstellung<text:tab/><text:a xlink:type="simple" xlink:href="#__RefHeading___Toc2680_74363098%20Kopie%201" text:style-name="Index_20_Link" text:visited-style-name="Index_20_Link">6</text:a></text:p>
          <text:p text:style-name="P65">Wartung<text:tab/><text:a xlink:type="simple" xlink:href="#__RefHeading___Toc2680_74363098%20Kopie%201%20Kopie%201" text:style-name="Index_20_Link" text:visited-style-name="Index_20_Link">7</text:a></text:p>
          <text:p text:style-name="P65">Benutzerschnittstelle<text:tab/><text:a xlink:type="simple" xlink:href="#__RefHeading___Toc4693_3112237709" text:style-name="Index_20_Link" text:visited-style-name="Index_20_Link">8</text:a></text:p>
          <text:p text:style-name="P64">Glossar<text:tab/><text:a xlink:type="simple" xlink:href="#__RefHeading___Toc3441_1071762271" text:style-name="Index_20_Link" text:visited-style-name="Index_20_Link">9</text:a></text:p>
        </text:index-body>
      </text:table-of-content>
      <text:h text:style-name="P68" text:outline-level="1"><text:bookmark-start text:name="__RefHeading___Toc451661265"/><text:span text:style-name="T38">Ziel des</text:span><text:span text:style-name="T19"> </text:span><text:span text:style-name="T38">P</text:span>roje<text:span text:style-name="T38">kts</text:span><text:bookmark-end text:name="__RefHeading___Toc451661265"/></text:h>
      <text:p text:style-name="P32">D<text:span text:style-name="T67">ie</text:span> Open Source Software restic ist ein kommandozeilen-basiertes Werkzeug zur Datensicherung. Es bietet Verschlüsselung sowie Deduplizierung und bietet eine hohe Verarbeitungsgeschwindigkeit.</text:p>
      <text:p text:style-name="P33"><text:span text:style-name="T39">Restix soll Erweiterungen um eine grafische Benutzeroberfläche und den Umgang mit der komplexen restic-Befehlen für den Heimanwender vereinfachen</text:span><text:span text:style-name="T29">.</text:span></text:p>
      <text:p text:style-name="P9"/>
      <text:h text:style-name="P69" text:outline-level="1"><text:bookmark-start text:name="__RefHeading___Toc451661266"/>Anforderungen<text:bookmark-end text:name="__RefHeading___Toc451661266"/></text:h>
      <text:h text:style-name="P71" text:outline-level="2"><text:bookmark-start text:name="__RefHeading___Toc451661267"/>Allgemeine Anforderungen<text:bookmark-end text:name="__RefHeading___Toc451661267"/></text:h>
      <text:p text:style-name="P13"><text:bookmark-start text:name="__DdeLink__2014_3753839677"/>RQ-<text:span text:style-name="T21">1</text:span> <text:span text:style-name="T40">Unterstützte Plattformen</text:span></text:p>
      <text:p text:style-name="P90">Restix <text:span text:style-name="T78">muss</text:span> die Betriebssysteme Linux und Windows unterstützen. Restix soll alle Architekturen unterstützen, für die Python und restic verfügbar sind.</text:p>
      <text:p text:style-name="P78">RQ-<text:span text:style-name="T78">2</text:span> <text:span text:style-name="T78">Installation</text:span></text:p>
      <text:p text:style-name="P93">Restix muss getrennte Installationspakete für den kompletten Funktionsumfang bzw. den Kernumfang ohne grafische Benutzerschnittstelle bereitstellen.</text:p>
      <text:p text:style-name="P91"><text:bookmark-start text:name="__DdeLink__2016_3753839677"/>Restix <text:span text:style-name="T78">muss</text:span> <text:span text:style-name="T78">für Debian-basierte</text:span> Linux-<text:span text:style-name="T78">Systeme ein Installationspaket im deb-Format bereitstellen.</text:span></text:p>
      <text:p text:style-name="P91"><text:bookmark-start text:name="__DdeLink__2018_3753839677"/>Restix <text:span text:style-name="T78">muss</text:span> <text:span text:style-name="T78">für Red Hat-basierte</text:span> Linux-<text:span text:style-name="T78">Systeme ein </text:span><text:bookmark-start text:name="__DdeLink__2133_3753839677"/><text:span text:style-name="T78">Installationspaket im rpm-Format</text:span><text:bookmark-end text:name="__DdeLink__2133_3753839677"/><text:span text:style-name="T78"> bereitstellen.</text:span><text:bookmark-end text:name="__DdeLink__2018_3753839677"/></text:p>
      <text:p text:style-name="P92"><text:bookmark-start text:name="__DdeLink__2131_3753839677"/>Restix <text:span text:style-name="T78">muss</text:span> <text:span text:style-name="T78">für alle</text:span> Linux-<text:span text:style-name="T78">Systeme ein Installationspaket im </text:span><text:span text:style-name="T79">flatpack</text:span><text:span text:style-name="T78">-Format bereitstellen.</text:span></text:p>
      <text:p text:style-name="P92">Restix <text:span text:style-name="T78">muss</text:span> <text:span text:style-name="T78">für alle</text:span> Linux-<text:span text:style-name="T78">Systeme ein Paket für die mauelle Installation bereitstellen.</text:span></text:p>
      <text:p text:style-name="P92"><text:bookmark-end text:name="__DdeLink__2131_3753839677"/>Restix <text:span text:style-name="T78">muss</text:span> <text:span text:style-name="T78">für Windows</text:span>-<text:span text:style-name="T78">Systeme ein Installationspaket im msix-Format bereitstellen.</text:span></text:p>
      <text:p text:style-name="P78"><text:bookmark-end text:name="__DdeLink__2016_3753839677"/><text:bookmark-end text:name="__DdeLink__2014_3753839677"/>RQ-<text:span text:style-name="T78">3</text:span> <text:span text:style-name="T25">Lo</text:span><text:span text:style-name="T40">kalisierung</text:span></text:p>
      <text:p text:style-name="P21"><text:span text:style-name="T40">Restix </text:span><text:span text:style-name="T43">muss</text:span><text:span text:style-name="T40"> die Lokalisierung aller eigener Textausgaben unterstützen</text:span><text:span text:style-name="T24">.</text:span></text:p>
      <text:p text:style-name="P11">Restix <text:span text:style-name="T43">muss</text:span> die Sprachen Deutsch und Englisch unterstützen.</text:p>
      <text:p text:style-name="P11">Restix <text:span text:style-name="T43">muss</text:span> die lokale Einstellung der Plattform verwenden, falls sie unterstützt wird.</text:p>
      <text:p text:style-name="P11">Restix <text:span text:style-name="T43">muss</text:span> Englisch als Sprache verwenden, falls die lokale Plattform-Einstellung nicht unterstützt wird.</text:p>
      <text:p text:style-name="P14"><text:bookmark-start text:name="__DdeLink__1517_2101781264"/>RQ-<text:span text:style-name="T78">4</text:span> <text:span text:style-name="T70">Sicherungsziele</text:span></text:p>
      <text:p text:style-name="P25"><text:span text:style-name="T40">Restix </text:span><text:span text:style-name="T43">muss</text:span><text:span text:style-name="T40"> die </text:span><text:span text:style-name="T43">Datensicherung in Repositories ablegen, jeweils separat für </text:span><text:span text:style-name="T69">Benutzername</text:span><text:span text:style-name="T45">, </text:span><text:span text:style-name="T43">Rechner und </text:span><text:span text:style-name="T69">Jahr</text:span><text:span text:style-name="T24">. </text:span><text:span text:style-name="T43">Das Wurzelverzeichnis der Repositories wird als </text:span><text:bookmark-start text:name="__DdeLink__1597_2143880934"/><text:span text:style-name="T70">Sicherungsziel</text:span><text:bookmark-end text:name="__DdeLink__1597_2143880934"/><text:span text:style-name="T70"> oder </text:span><text:span text:style-name="T43">Target bezeichnet.</text:span></text:p>
      <text:p text:style-name="P56">Der Benutzer oder Administrator muss dafür sorgen, dass ein <text:span text:style-name="T70">Sicherungsziel</text:span> existiert und allen restix-Nutzern des <text:span text:style-name="T70">Sicherungsziel</text:span>s Schreibzugriff gewähren.</text:p>
      <text:p text:style-name="P55"><text:bookmark-end text:name="__DdeLink__1517_2101781264"/>Restix muss sich nicht um die Zugriffsrechte der Unterverzeichnisse für Benutzer, Rechner und Ja<text:span text:style-name="T70">h</text:span>r kümmern, dies ist Aufgabe des Benutzers/Administrators bzw. restic.</text:p>
      <text:p text:style-name="P12">Restix <text:span text:style-name="T43">muss</text:span> <text:span text:style-name="T43">es erlauben, ein </text:span><text:span text:style-name="T70">Sicherungsziel</text:span><text:span text:style-name="T43"> über einen benutzerdefinierten Aliasnamen anzusprechen</text:span>.</text:p>
      <text:p text:style-name="P12">Restix <text:span text:style-name="T44">muss den Zugriff auf </text:span><text:span text:style-name="T70">Sicherungsziele</text:span><text:span text:style-name="T44"> unterstützen, die im Dateisystem eingebunden sind.</text:span></text:p>
      <text:p text:style-name="P61">Restix muss den Zugriff auf <text:span text:style-name="T70">Sicherungsziele</text:span> über sftp unterstützen.</text:p>
      <text:p text:style-name="P54"><text:bookmark-start text:name="__DdeLink__1788_3753839677"/>RQ-<text:span text:style-name="T78">5</text:span> <text:span text:style-name="T70">Probelauf</text:span></text:p>
      <text:p text:style-name="P83"><text:span text:style-name="T40">Restix </text:span><text:span text:style-name="T43">muss</text:span><text:span text:style-name="T40"> </text:span><text:span text:style-name="T69">für alle Befehle, die Änderungen im lokalen Dateisystem oder in einem Repository hervorrufen, eine Probelauf-Option anbieten. Bei einem Probelauf sollen alle Aktionen nur protokolliert, aber nicht durchgeführt werden. </text:span><text:span text:style-name="T80">Bietet die lokal installierte restic-Version die entsprechende Option nicht an, muss der Benutzer darauf hingewiesen werden.</text:span></text:p>
      <text:p text:style-name="P77">RQ-<text:span text:style-name="T78">6</text:span> <text:span text:style-name="T76">Anzeige der Version</text:span></text:p>
      <text:p text:style-name="P84"><text:span text:style-name="T40">Restix </text:span><text:span text:style-name="T43">muss</text:span><text:span text:style-name="T40"> </text:span><text:span text:style-name="T76">eine Funktion zur Anzeige seiner Programm-Version anbieten.</text:span></text:p>
      <text:p text:style-name="P85"><text:bookmark-end text:name="__DdeLink__1788_3753839677"/></text:p>
      <text:h text:style-name="P72" text:outline-level="2"><text:bookmark-start text:name="__RefHeading___Toc2680_74363098"/><text:span text:style-name="T41">K</text:span>onfiguration<text:bookmark-end text:name="__RefHeading___Toc2680_74363098"/></text:h>
      <text:p text:style-name="P15">RQ-<text:span text:style-name="T22">10</text:span><text:span text:style-name="T26">1</text:span> <text:span text:style-name="T46">Struktur</text:span></text:p>
      <text:p text:style-name="P62">Restix muss <text:span text:style-name="T46">eine zentrale</text:span> Konfigurations<text:span text:style-name="T46">datei unterstützen, in der </text:span><text:span text:style-name="T70">Sicherungsziele</text:span><text:span text:style-name="T46">, </text:span><text:span text:style-name="T70">Sicherungsu</text:span><text:span text:style-name="T46">mfänge und die Zugangsdaten für restic festgelegt werden.</text:span></text:p>
      <text:p text:style-name="P37">Restix muss für <text:span text:style-name="T70">Sicherungsu</text:span>mfänge jeweils separate Konfigurationsdateien für <text:span text:style-name="T53">eingeschlossene </text:span><text:span text:style-name="T55">und</text:span><text:span text:style-name="T53"> ausgeschlossene Verzeichnisse und Dateien </text:span>unterstützen.</text:p>
      <text:p text:style-name="P37">Restix muss die Präferenzen für die Benutzeroberfläche in einer Konfigurationsdatei speichern.</text:p>
      <text:p text:style-name="P39">Restix muss bei Referenzen auf andere Dateien das Verzeichnis der zentralen Konfigurationsdatei als Wurzelverzeichnis voranstellen, falls eine Referenz als relativer Pfad konfiguriert wurde.</text:p>
      <text:p text:style-name="P16">RQ-<text:span text:style-name="T23">10</text:span><text:span text:style-name="T26">2</text:span> <text:span text:style-name="T46">Ort der zentralen</text:span><text:span text:style-name="T42"> Konfigurationsdatei</text:span></text:p>
      <text:p text:style-name="P27">Restix soll die Datei verwenden, die in Umgebungsvariable <text:span text:style-name="T27">RESTIX_CONFIG_ROOT</text:span> angegeben ist.</text:p>
      <text:p text:style-name="P28">Restix soll die Datei <text:span text:style-name="T27">.config/restix/config.toml</text:span> im Home-Verzeichnis des Benutzers verwenden, falls <text:span text:style-name="T47">die </text:span>Umgebungsvariable <text:span text:style-name="T27">RESTIX_CONFIG_ROOT</text:span> <text:span text:style-name="T47">nicht definiert ist oder auf die dort angegebene Datei nicht zugegriffen werden kann.</text:span></text:p>
      <text:p text:style-name="P17">RQ-<text:span text:style-name="T23">10</text:span><text:span text:style-name="T48">3</text:span> <text:span text:style-name="T48">Inhalt der z</text:span><text:span text:style-name="T46">entrale</text:span><text:span text:style-name="T48">n</text:span><text:span text:style-name="T42"> Konfigurationsdatei</text:span></text:p>
      <text:p text:style-name="P29">Restix darf die Datei nur im TOML-Format akzeptieren.</text:p>
      <text:p text:style-name="P30">Restix muss es erlauben, Zugriffsdaten für restic zu konfigurieren. Es müssen die Möglichkeiten Passwort-<text:span text:style-name="T51">Abfrage</text:span>, <text:span text:style-name="T51">Passwort-String, </text:span>Passwort-<text:span text:style-name="T51">D</text:span>atei oder <text:span text:style-name="T80">PGP-verschlüsselte </text:span>Passwort-<text:span text:style-name="T80">Datei</text:span> angeboten werden.</text:p>
      <text:p text:style-name="P31">Restix muss es erlauben, Sicherungsumfänge zu konfigurieren. Es muss die Möglichkeit bestehen, den Sicherungsumfängen einen <text:span text:style-name="T52">eindeutigen </text:span>Aliasnamen zu geben und eingeschlossene, ausgeschlossene und zu ignorierende Verzeichnisse und Dateien festzulegen.</text:p>
      <text:p text:style-name="P38">Restix muss es erlauben, <text:bookmark-start text:name="__DdeLink__1599_2143880934"/><text:span text:style-name="T70">Sicherungsziele</text:span><text:bookmark-end text:name="__DdeLink__1599_2143880934"/> zu konfigurieren. Jedes <text:span text:style-name="T70">Sicherungsziel</text:span> wird über einen eindeutigen Aliasnamen identifiziert. Für jedes <text:span text:style-name="T70">Sicherungsziel</text:span> können Sicherungsumfang <text:span text:style-name="T69">und </text:span>Zugriffsdaten<text:span text:style-name="T57"> </text:span><text:span text:style-name="T70">separat </text:span>festgelegt werden.</text:p>
      <text:p text:style-name="P17">RQ-<text:span text:style-name="T22">10</text:span><text:span text:style-name="T54">4</text:span> <text:span text:style-name="T54">Konfigurationsdatei für eingeschlossene Elemente</text:span></text:p>
      <text:p text:style-name="P40">Restix muss es erlauben, <text:span text:style-name="T70">für</text:span> ein<text:span text:style-name="T70">e </text:span><text:bookmark-start text:name="__DdeLink__1601_2143880934"/><text:span text:style-name="T70">Sicherung</text:span><text:bookmark-end text:name="__DdeLink__1601_2143880934"/> <text:span text:style-name="T70">die </text:span>einzuschließende<text:span text:style-name="T70">n</text:span> Verzeichnisse und Dateien in einer Konfigurationsdatei abzulegen. Das Format muss den Anforderungen für die restic-Option<text:line-break/><text:span text:style-name="T27">--files-from</text:span> entsprechen.</text:p>
      <text:p text:style-name="P34">RQ-<text:span text:style-name="T22">10</text:span><text:span text:style-name="T55">5</text:span> <text:span text:style-name="T54">Konfigurationsdatei für ausgeschlossene Elemente</text:span></text:p>
      <text:p text:style-name="P41">Restix muss es erlauben, <text:span text:style-name="T70">für</text:span> ein<text:span text:style-name="T70">e</text:span> <text:span text:style-name="T70">Sicherung</text:span> <text:span text:style-name="T70">die </text:span>auszuschließende<text:span text:style-name="T70">n</text:span> Verzeichnisse und Dateien in einer Konfigurationsdatei abzulegen. Das Format muss den Anforderungen für die restic-Option<text:line-break/><text:span text:style-name="T27">--exclude-files</text:span> entsprechen.</text:p>
      <text:p text:style-name="P34">RQ-<text:span text:style-name="T22">10</text:span><text:span text:style-name="T55">6</text:span> <text:span text:style-name="T55">Konfigurationsdatei für Präferenzen der grafischen Benutzeroberfläche</text:span></text:p>
      <text:p text:style-name="P40">Restix soll die Präferenzen eines Benutzers in Datei <text:span text:style-name="T27">.restix</text:span> im Home-Verzeichnis des Benutzers speichern.</text:p>
      <text:p text:style-name="P40">Restix soll die Daten im TOML-Format speichern.</text:p>
      <text:p text:style-name="P42"/>
      <text:h text:style-name="P73" text:outline-level="2"><text:bookmark-start text:name="__RefHeading___Toc2684_74363098"/><text:bookmark-start text:name="__RefNumPara__4113_2603903915"/>Sicherung<text:bookmark-end text:name="__RefHeading___Toc2684_74363098"/><text:bookmark-end text:name="__RefNumPara__4113_2603903915"/></text:h>
      <text:p text:style-name="P35">RQ-<text:span text:style-name="T28">2</text:span><text:span text:style-name="T20">0</text:span>1 <text:span text:style-name="T56">Repositories</text:span></text:p>
      <text:p text:style-name="P53">Restix muss für jede<text:span text:style-name="T68">n</text:span> Benutzer, <text:span text:style-name="T68">Host und Jahr</text:span> ein separates restic-Repository anlegen, um Probleme durch Inkonsistenzen zu minimieren. In jedem <text:span text:style-name="T73">Sicherungsziel</text:span> gibt es daher die Unterverzeichnisse <text:bookmark-start text:name="__DdeLink__1461_1219349106"/>Benutzername/Hostname/Jahr<text:bookmark-end text:name="__DdeLink__1461_1219349106"/> auf oberster Ebene.</text:p>
      <text:p text:style-name="P36">RQ-<text:span text:style-name="T28">2</text:span><text:span text:style-name="T20">0</text:span><text:span text:style-name="T73">2</text:span> <text:span text:style-name="T58">Nicht existierendes Repository</text:span></text:p>
      <text:p text:style-name="P43">Restix muss <text:span text:style-name="T68">die Option </text:span>anbieten, <text:span text:style-name="T73">automatisch </text:span>ein neues Repository zu erstellen, falls bei eine<text:span text:style-name="T73">r Sicherung</text:span> kein passendes Repository im <text:span text:style-name="T73">Sicherungsziel</text:span> existiert.</text:p>
      <text:h text:style-name="P74" text:outline-level="2"><text:bookmark-start text:name="__RefHeading___Toc2680_74363098 Kopie 1"/><text:bookmark-start text:name="__RefNumPara__4115_2603903915"/>Wiederherstellung<text:bookmark-end text:name="__RefHeading___Toc2680_74363098 Kopie 1"/><text:bookmark-end text:name="__RefNumPara__4115_2603903915"/></text:h>
      <text:p text:style-name="P18">RQ-<text:span text:style-name="T30">3</text:span><text:span text:style-name="T22">0</text:span><text:span text:style-name="T26">1</text:span> <text:span text:style-name="T59">Zielverzeichnis</text:span></text:p>
      <text:p text:style-name="P45">Restix muss <text:span text:style-name="T73">die</text:span> <text:bookmark-start text:name="__DdeLink__1714_2143880934"/><text:span text:style-name="T73">Wiederherstellung</text:span><text:bookmark-end text:name="__DdeLink__1714_2143880934"/> von Elementen an ihre ursprüngliche Stelle erlauben.</text:p>
      <text:p text:style-name="P48">Restix muss <text:span text:style-name="T73">die</text:span> <text:span text:style-name="T73">Wiederherstellung</text:span> von Elementen in ein benutzerdefiniertes Verzeichnis erlauben.</text:p>
      <text:p text:style-name="P18">RQ-<text:span text:style-name="T30">3</text:span><text:span text:style-name="T22">0</text:span><text:span text:style-name="T30">2</text:span> <text:span text:style-name="T59">Auswahl </text:span><text:span text:style-name="T75">eines Repositories</text:span></text:p>
      <text:p text:style-name="P47">Restix muss es erlauben, den Hostnamen zur Auswahl eines Repositories anzugeben. Restix muss als Voreinstellung den lokalen Hostname<text:span text:style-name="T68">n</text:span> verwenden.</text:p>
      <text:p text:style-name="P47">Restix muss es erlauben, das Jahr zur Auswahl eines Repositories anzugeben. Restix muss als Voreinstellung das aktuelle Jahr verwenden.</text:p>
      <text:p text:style-name="P45">Restix muss als Benutzername den Namen des aktuellen Users verwenden, ein Restore für einen anderen Benutzer ist nicht erlaubt.</text:p>
      <text:p text:style-name="P44">RQ-<text:span text:style-name="T30">3</text:span><text:span text:style-name="T22">0</text:span><text:span text:style-name="T30">3</text:span> <text:span text:style-name="T60">Auswahl </text:span><text:span text:style-name="T75">eines</text:span><text:span text:style-name="T73"> Sicherungsstands</text:span></text:p>
      <text:p text:style-name="P22"><text:span text:style-name="T60">Restix muss eine Funktion anbieten, alle </text:span><text:bookmark-start text:name="__DdeLink__1717_2143880934"/><text:span text:style-name="T73">Sicherungsstände</text:span><text:bookmark-end text:name="__DdeLink__1717_2143880934"/><text:span text:style-name="T73"> (</text:span><text:span text:style-name="T60">Snapshots</text:span><text:span text:style-name="T73">)</text:span><text:span text:style-name="T60"> eines Repositories anzuzeigen</text:span><text:span text:style-name="T30">.</text:span></text:p>
      <text:p text:style-name="P63">Restix muss es erlauben, eine <text:span text:style-name="T73">Wiederherstellung</text:span> von einem bestimmten <text:bookmark-start text:name="__DdeLink__1719_2143880934"/><text:span text:style-name="T73">Sicherungsstand</text:span><text:bookmark-end text:name="__DdeLink__1719_2143880934"/> über dessen Nummer auszuführen.</text:p>
      <text:p text:style-name="P63">Restix muss es erlauben, eine <text:span text:style-name="T73">Wiederherstellung</text:span> vom neuesten <text:span text:style-name="T73">Sicherungsstand</text:span> durchzuführen.</text:p>
      <text:p text:style-name="P18">RQ-<text:span text:style-name="T30">3</text:span><text:span text:style-name="T22">0</text:span><text:span text:style-name="T30">4</text:span> <text:span text:style-name="T60">Auswahl </text:span><text:span text:style-name="T75">wiederherzustellender Elemente</text:span></text:p>
      <text:p text:style-name="P26"><text:bookmark-start text:name="__DdeLink__1726_2143880934"/><text:span text:style-name="T60">Restix muss eine Funktion anbieten, alle </text:span><text:span text:style-name="T61">Verzeichnisse und Dateien eines </text:span><text:bookmark-start text:name="__DdeLink__1722_2143880934"/><text:span text:style-name="T73">Sicherungsstands</text:span><text:bookmark-end text:name="__DdeLink__1722_2143880934"/><text:span text:style-name="T60"> anzuzeigen</text:span><text:span text:style-name="T30">.</text:span></text:p>
      <text:p text:style-name="P26"><text:span text:style-name="T60">Restix muss eine Funktion anbieten, </text:span><text:span text:style-name="T73">nach</text:span><text:span text:style-name="T60"> </text:span><text:span text:style-name="T61">Verzeichnisse</text:span><text:span text:style-name="T73">n </text:span><text:span text:style-name="T61">und Dateien eines </text:span><text:bookmark-start text:name="__DdeLink__1722_2143880934 Kopie 1"/><text:span text:style-name="T73">Sicherungsstands</text:span><text:bookmark-end text:name="__DdeLink__1722_2143880934 Kopie 1"/><text:span text:style-name="T60"> </text:span><text:span text:style-name="T73">zu suchen und die Ergebnisse anzuzeigen</text:span><text:span text:style-name="T30">.</text:span></text:p>
      <text:p text:style-name="P63"><text:bookmark-end text:name="__DdeLink__1726_2143880934"/>Restix muss es erlauben, eine <text:span text:style-name="T73">Wiederherstellung</text:span> von <text:span text:style-name="T61">ausgewählten Elementen</text:span> <text:span text:style-name="T61">eines </text:span><text:span text:style-name="T73">Sicherungsstands</text:span><text:span text:style-name="T61"> </text:span>auszuführen.</text:p>
      <text:p text:style-name="P60"><text:span text:style-name="T60">Restix muss es erlauben, eine </text:span><text:span text:style-name="T73">Wiederherstellung</text:span><text:span text:style-name="T60"> </text:span><text:span text:style-name="T61">von allen Elementen eines</text:span><text:span text:style-name="T60"> </text:span><text:span text:style-name="T73">Sicherungsstands</text:span><text:span text:style-name="T60"> durchzuführen.</text:span></text:p>
      <text:h text:style-name="P74" text:outline-level="2"><text:bookmark-start text:name="__RefHeading___Toc2680_74363098 Kopie 1 Kopie 1"/><text:bookmark-start text:name="__RefNumPara__4117_2603903915"/>Wartung<text:bookmark-end text:name="__RefHeading___Toc2680_74363098 Kopie 1 Kopie 1"/><text:bookmark-end text:name="__RefNumPara__4117_2603903915"/></text:h>
      <text:p text:style-name="P59">RQ-<text:span text:style-name="T73">401 </text:span><text:span text:style-name="T58">Neues Repository</text:span></text:p>
      <text:p text:style-name="P43">Restix muss es ermöglichen, ein neues Repository in einem <text:span text:style-name="T73">Sicherungsziel</text:span> anzulegen.</text:p>
      <text:p text:style-name="P58">Für das neue Repository werden immer lokaler Benutzername, lokaler Hostname und aktuelles Jahr verwendet.</text:p>
      <text:p text:style-name="P43">Restix muss die Verarbeitung mit einer Fehlermeldung abbrechen, falls das Repository bereits existiert.</text:p>
      <text:p text:style-name="P77">RQ-<text:span text:style-name="T62">4</text:span><text:span text:style-name="T22">0</text:span><text:span text:style-name="T73">2</text:span> <text:span text:style-name="T76">Repository entsperren</text:span></text:p>
      <text:p text:style-name="P82">Restix muss <text:span text:style-name="T74">eine Funktion </text:span><text:span text:style-name="T76">zum Entsperren eines Repositories </text:span><text:span text:style-name="T74">anbieten, </text:span><text:span text:style-name="T76">da es hin und wieder vorkommt, dass restic nach einer Aktion ein Lock nicht wieder aufhebt</text:span><text:span text:style-name="T74">.</text:span></text:p>
      <text:p text:style-name="P59"><text:bookmark-start text:name="__DdeLink__1786_3753839677"/>RQ-<text:span text:style-name="T62">4</text:span><text:span text:style-name="T22">0</text:span><text:span text:style-name="T76">3</text:span> <text:span text:style-name="T74">Jahresabschluss</text:span></text:p>
      <text:p text:style-name="P46">Restix muss <text:span text:style-name="T74">eine Funktion anbieten, alle Sicherungsstände eines Repositories bis auf den neuesten eines jeden Monats zu entfernen.</text:span><text:bookmark-end text:name="__DdeLink__1786_3753839677"/></text:p>
      <text:h text:style-name="P75" text:outline-level="2"><text:bookmark-start text:name="__RefHeading___Toc4693_3112237709"/>Benutzerschnittstelle<text:bookmark-end text:name="__RefHeading___Toc4693_3112237709"/></text:h>
      <text:p text:style-name="P19">RQ-<text:span text:style-name="T63">5</text:span><text:span text:style-name="T22">0</text:span><text:span text:style-name="T26">1</text:span> <text:span text:style-name="T64">Bedienung über Kommandozeile</text:span></text:p>
      <text:p text:style-name="P23"><text:span text:style-name="T64">Restix muss ein Script anbieten, um die in den Abschnitten </text:span><text:span text:style-name="T64"><text:bookmark-ref text:reference-format="text" text:ref-name="__RefNumPara__4113_2603903915">Sicherung</text:bookmark-ref></text:span><text:span text:style-name="T64"><text:bookmark-ref text:reference-format="chapter" text:ref-name="__RefNumPara__4113_2603903915"/></text:span><text:span text:style-name="T64">, </text:span><text:span text:style-name="T64"><text:bookmark-ref text:reference-format="text" text:ref-name="__RefNumPara__4115_2603903915">Wiederherstellung</text:bookmark-ref></text:span><text:span text:style-name="T64"><text:s/>und </text:span><text:span text:style-name="T64"><text:bookmark-ref text:reference-format="text" text:ref-name="__RefNumPara__4117_2603903915">Wartung</text:bookmark-ref></text:span><text:span text:style-name="T64"><text:s/>definierten Anforderungen abzudecken</text:span><text:span text:style-name="T31">.</text:span></text:p>
      <text:p text:style-name="P86">Das Script muss in Python 3 implementiert werden.</text:p>
      <text:p text:style-name="P87">Das Script muss eine Hilfefunktion für Aufruf und alle unterstützten Befehl anbieten.</text:p>
      <text:p text:style-name="P19">RQ-<text:span text:style-name="T64">5</text:span><text:span text:style-name="T22">0</text:span><text:span text:style-name="T31">2</text:span> <text:span text:style-name="T31">Gra</text:span><text:span text:style-name="T64">fische Benutzerschnittstelle</text:span></text:p>
      <text:p text:style-name="P24"><text:span text:style-name="T64">Restix muss eine GUI anbieten, um die in den Abschnitten </text:span><text:span text:style-name="T64"><text:bookmark-ref text:reference-format="text" text:ref-name="__RefNumPara__4113_2603903915">Sicherung</text:bookmark-ref></text:span><text:span text:style-name="T64"><text:bookmark-ref text:reference-format="chapter" text:ref-name="__RefNumPara__4113_2603903915"/></text:span><text:span text:style-name="T64">, </text:span><text:span text:style-name="T64"><text:bookmark-ref text:reference-format="text" text:ref-name="__RefNumPara__4115_2603903915">Wiederherstellung</text:bookmark-ref></text:span><text:span text:style-name="T64"><text:s/>und </text:span><text:span text:style-name="T64"><text:bookmark-ref text:reference-format="text" text:ref-name="__RefNumPara__4117_2603903915">Wartung</text:bookmark-ref></text:span><text:span text:style-name="T64"><text:s/>definierten Anforderungen abzudecken</text:span><text:span text:style-name="T31">.</text:span></text:p>
      <text:p text:style-name="P88"><text:span text:style-name="T64">Die GUI soll in Python 3 mit PySide Version 6 implementiert werden</text:span>.</text:p>
      <text:p text:style-name="P20">RQ-<text:span text:style-name="T64">5</text:span><text:span text:style-name="T22">0</text:span><text:span text:style-name="T32">3</text:span> <text:span text:style-name="T31">G</text:span><text:span text:style-name="T32">UI </text:span><text:span text:style-name="T65">Komponenten</text:span></text:p>
      <text:p text:style-name="P52">Restix muss eine GUI-Komponente zum Durchführen eine<text:span text:style-name="T74">r</text:span> <text:span text:style-name="T74">Sicherung</text:span> anbieten.</text:p>
      <text:p text:style-name="P52">Restix muss eine GUI-Komponente zum Durchführen eine<text:span text:style-name="T74">r</text:span> <text:span text:style-name="T74">Wiederherstellung</text:span> anbieten.</text:p>
      <text:p text:style-name="P52">Restix muss eine GUI-Komponente zum Durchführen von <text:span text:style-name="T74">Wartungstätigkeiten</text:span> anbieten.</text:p>
      <text:p text:style-name="P52">Restix <text:span text:style-name="T77">muss</text:span> <text:bookmark-start text:name="__DdeLink__1900_3753839677"/>eine GUI-Komponente zur Konfiguration anbieten.<text:bookmark-end text:name="__DdeLink__1900_3753839677"/></text:p>
      <text:p text:style-name="P87"><text:bookmark-start text:name="__DdeLink__1902_3753839677"/>Restix muss <text:span text:style-name="T65">eine GUI-Komponente zur </text:span>Anzeige der Versions-Informationen<text:span text:style-name="T65"> anbieten.</text:span><text:bookmark-end text:name="__DdeLink__1902_3753839677"/></text:p>
      <text:p text:style-name="P87">Restix muss <text:span text:style-name="T65">eine GUI-Komponente zur </text:span>Anzeige des Benutzerhandbuchs<text:span text:style-name="T65"> anbieten.</text:span></text:p>
      <text:h text:style-name="P70" text:outline-level="1"><text:bookmark-start text:name="__RefHeading___Toc3441_1071762271"/>Glossar<text:bookmark-end text:name="__RefHeading___Toc3441_1071762271"/></text:h>
      <text:p text:style-name="P51"><text:span text:style-name="T15">Re</text:span><text:span text:style-name="T16">pository</text:span><text:tab/><text:span text:style-name="T66">Ein Repository ist ein von restic verwaltetes Verzeichnis zur Datensicherung</text:span><text:span text:style-name="T49">.</text:span></text:p>
      <text:p text:style-name="P51"><text:span text:style-name="T17">restic</text:span><text:tab/><text:span text:style-name="T39">D</text:span><text:span text:style-name="T67">ie</text:span><text:span text:style-name="T39"> Open Source Software restic ist ein kommandozeilen-basiertes Werkzeug zur Datensicherung. Es bietet Verschlüsselung sowie Deduplizierung und eine hohe Verarbeitungsgeschwindigkeit</text:span><text:span text:style-name="T34">.</text:span></text:p>
      <text:p text:style-name="P49"><text:span text:style-name="T18">Sicherungsstand (Snapshot)</text:span><text:tab/><text:span text:style-name="T66">Alle Änderungen </text:span><text:span text:style-name="T74">in einem Repository durch eine Sicherung</text:span><text:span text:style-name="T66"> werden von restic mit einer Nummer (Snapshot ID) versehen</text:span><text:span text:style-name="T50">. </text:span><text:span text:style-name="T66">Durch Angabe der Nummer kann auf den Stand </text:span><text:span text:style-name="T74">des</text:span><text:span text:style-name="T66"> Repositories zugegriffen werden, wie er nach der </text:span><text:span text:style-name="T74">Sicherung</text:span><text:span text:style-name="T66"> </text:span><text:span text:style-name="T67">vorlag.</text:span></text:p>
      <text:p text:style-name="P57"><text:span text:style-name="T18">Sicherungsziel (Target)</text:span><text:tab/><text:span text:style-name="T66">Ein </text:span><text:span text:style-name="T74">Sicherungsziel</text:span><text:span text:style-name="T66"> ist ein Verzeichnis, in dem Repositories mit gesicherten Daten gespeichert werden</text:span><text:span text:style-name="T50">. </text:span><text:span text:style-name="T66">Die Repositories werden für Benutzer, Host und Jahr separat in Unterverzeichnissen angelegt. Ein </text:span><text:span text:style-name="T74">Sicherungsziel</text:span><text:span text:style-name="T66"> kann lokal ins Dateisystem eingebunden sein oder auf einem Rechner im Netzwerk liegen.</text:span></text:p>
      <text:p text:style-name="P49"><text:span text:style-name="T13">T</text:span><text:span text:style-name="T14">OML</text:span><text:tab/><text:span text:style-name="T35">Tom’s obvious minimal language</text:span><text:span text:style-name="T33">, </text:span><text:span text:style-name="T67">ein Dateiformat, das sowohl gut lesbar ist als auch einfach maschinell verarbeitet werden kann</text:span><text:span text:style-name="T33">.</text:span></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master-page-name="">
      <style:paragraph-properties fo:margin-top="0.42cm" fo:margin-bottom="0.801cm" style:contextual-spacing="false" style:page-number="auto" fo:break-before="pag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master-page-name="">
      <style:paragraph-properties fo:margin-top="0.7cm" fo:margin-bottom="0.24cm" style:contextual-spacing="false" style:page-number="auto"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501cm" fo:margin-right="0cm" fo:margin-top="0.423cm" fo:margin-bottom="0.106cm" style:contextual-spacing="false" fo:line-height="150%" fo:text-align="start" style:justify-single-word="false" fo:text-indent="0cm" style:auto-text-indent="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5.501cm" style:type="right" style:leader-style="dotted" style:leader-text="."/>
        </style:tab-stops>
      </style:paragraph-properties>
      <style:text-properties fo:text-transform="uppercase" fo:font-size="10pt" fo:font-weight="bold" style:font-size-asian="10pt" style:font-weight-asian="bold"/>
    </style:style>
    <style:style style:name="ProjectTitle" style:family="paragraph" style:parent-style-name="Standard">
      <style:paragraph-properties fo:margin-top="4.233cm" fo:margin-bottom="0cm" style:contextual-spacing="false" fo:text-align="center" style:justify-single-word="false"/>
      <style:text-properties style:font-name="SerpentineDBol" fo:font-family="SerpentineDBol" style:font-family-generic="swiss" style:font-pitch="variable" fo:font-size="32pt" style:font-size-asian="32pt" style:font-name-complex="SerpentineDBol" style:font-family-complex="SerpentineDBol" style:font-family-generic-complex="swiss" style:font-pitch-complex="variable"/>
    </style:style>
    <style:style style:name="ProjectAbstract" style:family="paragraph" style:parent-style-name="Standard">
      <style:paragraph-properties fo:margin-top="1.693cm" fo:margin-bottom="0cm" style:contextual-spacing="false" fo:text-align="center" style:justify-single-word="false"/>
      <style:text-properties fo:font-size="16pt" fo:font-style="italic" fo:font-weight="bold" style:font-size-asian="16pt" style:font-style-asian="italic" style:font-weight-asian="bold"/>
    </style:style>
    <style:style style:name="DokumentName" style:family="paragraph" style:parent-style-name="Standard">
      <style:paragraph-properties fo:margin-top="3.528cm" fo:margin-bottom="0cm" style:contextual-spacing="false" fo:text-align="center" style:justify-single-word="false"/>
      <style:text-properties fo:font-size="20pt" fo:font-weight="bold" style:font-size-asian="20pt" style:font-weight-asian="bold"/>
    </style:style>
    <style:style style:name="CompanyName" style:family="paragraph" style:parent-style-name="Standard">
      <style:paragraph-properties fo:margin-top="0.706cm" fo:margin-bottom="0cm" style:contextual-spacing="false" fo:text-align="center" style:justify-single-word="false"/>
      <style:text-properties style:font-name="BusterD" fo:font-family="BusterD" style:font-family-generic="decorative" style:font-pitch="variable" fo:font-size="18pt" style:font-size-asian="18pt" style:font-name-complex="BusterD" style:font-family-complex="BusterD" style:font-family-generic-complex="decorative" style:font-pitch-complex="variable"/>
    </style:style>
    <style:style style:name="CopyrightInfo" style:family="paragraph" style:parent-style-name="Standard">
      <style:paragraph-properties fo:line-height="150%" fo:text-align="start" style:justify-single-word="false"/>
    </style:style>
    <style:style style:name="Glossary" style:family="paragraph" style:parent-style-name="Standard">
      <style:paragraph-properties fo:margin-left="4.75cm" fo:margin-right="0cm" fo:margin-top="0cm" fo:margin-bottom="0.423cm" style:contextual-spacing="false" fo:line-height="150%" fo:text-indent="-4.75cm" style:auto-text-indent="false">
        <style:tab-stops>
          <style:tab-stop style:position="4.75cm"/>
        </style:tab-stops>
      </style:paragraph-properties>
      <style:text-properties fo:language="en" fo:country="US"/>
    </style:style>
    <style:style style:name="Text" style:family="paragraph" style:parent-style-name="Standard" style:class="extra">
      <style:paragraph-properties fo:line-height="150%"/>
    </style:style>
    <style:style style:name="Aufzählungszeichen" style:family="paragraph" style:parent-style-name="Standard" style:list-style-name="List_20_1" style:master-page-name="">
      <style:paragraph-properties fo:line-height="115%" style:page-number="auto">
        <style:tab-stops/>
      </style:paragraph-properties>
    </style:style>
    <style:style style:name="Text2" style:family="paragraph" style:parent-style-name="Text">
      <style:paragraph-properties fo:margin-left="0.501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5.50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776cm" fo:margin-right="0cm" fo:text-align="start" style:justify-single-word="false" fo:text-indent="0cm" style:auto-text-indent="false">
        <style:tab-stops>
          <style:tab-stop style:position="15.501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AufzählungText2" style:family="paragraph" style:parent-style-name="Standard" style:list-style-name="WW8StyleNum1" style:master-page-name="">
      <style:paragraph-properties fo:margin-left="1.002cm" fo:margin-right="0cm" fo:margin-top="0cm" fo:margin-bottom="0.199cm" style:contextual-spacing="false" fo:line-height="115%" fo:text-indent="-0.501cm" style:auto-text-indent="false" style:page-number="auto"/>
    </style:style>
    <style:style style:name="SourceListing2" style:family="paragraph" style:parent-style-name="Standard">
      <style:paragraph-properties fo:margin-left="0.501cm" fo:margin-right="0cm" fo:text-align="start" style:justify-single-word="false" fo:text-indent="0cm" style:auto-text-indent="false"/>
      <style:text-properties style:font-name="Courier" fo:font-family="Courier" style:font-family-generic="modern" style:font-name-complex="Courier" style:font-family-complex="Courier" style:font-family-generic-complex="modern"/>
    </style:style>
    <style:style style:name="HwOsCompTab" style:family="paragraph" style:parent-style-name="Text">
      <style:paragraph-properties>
        <style:tab-stops>
          <style:tab-stop style:position="3.501cm"/>
          <style:tab-stop style:position="7.502cm"/>
        </style:tab-stops>
      </style:paragraph-properties>
    </style:style>
    <style:style style:name="Aufzählungszeichen_20_2" style:display-name="Aufzählungszeichen 2" style:family="paragraph" style:parent-style-name="Standard" style:list-style-name="WW8StyleNum2">
      <style:paragraph-properties fo:margin-left="1.002cm" fo:margin-right="0cm" fo:margin-top="0cm" fo:margin-bottom="0.141cm" style:contextual-spacing="false" fo:text-indent="-0.501cm" style:auto-text-indent="false"/>
    </style:style>
    <style:style style:name="Frame_20_contents" style:display-name="Frame contents" style:family="paragraph" style:parent-style-name="Standard" style:class="extra"/>
    <style:style style:name="RequirementHeader" style:family="paragraph" style:parent-style-name="Standard" style:next-style-name="Standard" style:master-page-name="">
      <style:paragraph-properties fo:margin-top="0.499cm" fo:margin-bottom="0cm" style:contextual-spacing="false" style:page-number="auto" fo:keep-with-next="always"/>
      <style:text-properties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DokumentVersion" style:family="paragraph" style:parent-style-name="DokumentName" style:next-style-name="Standard">
      <style:paragraph-properties fo:margin-top="1.499cm" fo:margin-bottom="0cm" style:contextual-spacing="false"/>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Bullet_20_Symbols" loext:num-list-format="%1%" text:bullet-char="•">
        <style:list-level-properties text:min-label-width="0.499cm"/>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5.503cm" style:type="right"/>
        </style:tab-stops>
      </style:paragraph-properties>
    </style:style>
    <style:style style:name="MP2" style:family="paragraph">
      <loext:graphic-properties draw:fill="none" draw:fill-color="#ffffff"/>
      <style:paragraph-properties fo:text-align="center"/>
    </style:style>
    <style:style style:name="MP3" style:family="paragraph" style:parent-style-name="Footer">
      <style:paragraph-properties fo:margin-top="0.635cm" fo:margin-bottom="0cm" style:contextual-spacing="false" fo:text-align="center" style:justify-single-word="false"/>
      <style:text-properties officeooo:paragraph-rsid="011395c9"/>
    </style:style>
    <style:style style:name="M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MP5" style:family="paragraph" style:parent-style-name="Footer">
      <style:paragraph-properties fo:margin-top="0.635cm" fo:margin-bottom="0cm" style:contextual-spacing="false" fo:text-align="center" style:justify-single-word="false"/>
      <style:text-properties fo:language="en" fo:country="US"/>
    </style:style>
    <style:style style:name="MP6" style:family="paragraph" style:parent-style-name="Footer">
      <style:paragraph-properties fo:margin-top="0.635cm" fo:margin-bottom="0cm" style:contextual-spacing="false" fo:text-align="center" style:justify-single-word="false"/>
    </style:style>
    <style:style style:name="MT1" style:family="text">
      <style:text-properties style:font-name="HELVETICA" fo:font-size="10pt" fo:language="en" fo:country="US" fo:font-weight="bold" officeooo:rsid="016caa54" style:font-size-asian="10pt" style:font-weight-asian="bold" style:font-name-complex="HELVETICA"/>
    </style:style>
    <style:style style:name="MT2" style:family="text">
      <style:text-properties style:font-name="HELVETICA" fo:font-size="10pt" fo:language="en" fo:country="US" fo:font-weight="bold" style:font-size-asian="10pt" style:font-weight-asian="bold" style:font-name-complex="HELVETICA"/>
    </style:style>
    <style:style style:name="MT3" style:family="text">
      <style:text-properties style:font-name="HELVETICA" fo:font-size="10pt" fo:font-weight="bold" officeooo:rsid="016d64d3" style:font-size-asian="10pt" style:font-weight-asian="bold" style:font-name-complex="HELVETICA"/>
    </style:style>
    <style:style style:name="MT4" style:family="text">
      <style:text-properties style:font-name="HELVETICA" fo:font-size="10pt" fo:font-weight="bold" style:font-size-asian="10pt" style:font-weight-asian="bold" style:font-name-complex="HELVETICA"/>
    </style:style>
    <style:style style:name="MT5" style:family="text">
      <style:text-properties fo:language="en" fo:country="US" officeooo:rsid="00ccf5fc"/>
    </style:style>
    <style:style style:name="MT6" style:family="text">
      <style:text-properties fo:language="en" fo:country="US" officeooo:rsid="0019f2af"/>
    </style:style>
    <style:style style:name="MT7" style:family="text">
      <style:text-properties fo:language="en" fo:country="US" officeooo:rsid="019101c6"/>
    </style:style>
    <style:style style:name="MT8" style:family="text">
      <style:text-properties style:font-name="HELVETICA" fo:font-size="10pt" fo:font-weight="bold" officeooo:rsid="018b95e6" style:font-size-asian="10pt" style:font-weight-asian="bold" style:font-name-complex="HELVETICA"/>
    </style:style>
    <style:style style:name="MT9" style:family="text">
      <style:text-properties fo:language="en" fo:country="US" officeooo:rsid="016d64d3"/>
    </style:style>
    <style:style style:name="MT10" style:family="text">
      <style:text-properties fo:language="en" fo:country="US" officeooo:rsid="0044e4d6"/>
    </style:style>
    <style:style style:name="MT11" style:family="text">
      <style:text-properties officeooo:rsid="016ed62c"/>
    </style:style>
    <style:style style:name="MT12" style:family="text">
      <style:text-properties style:font-name="HELVETICA" fo:font-size="10pt" fo:font-weight="bold" officeooo:rsid="016ed62c" style:font-size-asian="10pt" style:font-weight-asian="bold" style:font-name-complex="HELVETIC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01cm" style:dynamic-spacing="true"/>
      </style:footer-style>
    </style:page-layout>
    <style:page-layout style:name="Mpm4">
      <style:page-layout-properties fo:page-width="21.001cm" fo:page-height="29.7cm" style:num-format="1" style:print-orientation="portrait" fo:margin-top="1.501cm" fo:margin-bottom="1cm" fo:margin-left="3cm" fo:margin-right="2.501cm" style:writing-mode="lr-tb" style:layout-grid-color="#c0c0c0" style:layout-grid-lines="37" style:layout-grid-base-height="0.635cm" style:layout-grid-ruby-height="0.035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cm" fo:background-color="transparent" style:dynamic-spacing="true" draw:fill="none" draw:fill-color="#729fcf"/>
      </style:footer-style>
    </style:page-layout>
    <style:page-layout style:name="Mpm5">
      <style:page-layout-properties fo:page-width="21.001cm" fo:page-height="29.7cm" style:num-format="1"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Konvertiert_20_1" style:display-name="Konvertiert 1" style:page-layout-name="Mpm2" draw:style-name="Mdp1"/>
    <style:master-page style:name="ChapterToc" style:page-layout-name="Mpm3" draw:style-name="Mdp1">
      <style:header>
        <text:p text:style-name="MP1"><draw:line text:anchor-type="char" draw:z-index="1" draw:name="Form1" draw:style-name="Mgr1" draw:text-style-name="MP2" svg:x1="0cm" svg:y1="-0.97cm" svg:x2="15.503cm" svg:y2="-0.968cm"><text:p/></draw:line><text:span text:style-name="MT1">Inhaltsverzeichnis</text:span><text:span text:style-name="MT2"><text:tab/></text:span><text:span text:style-name="Page_20_Number"><text:span text:style-name="MT2"><text:page-number text:select-page="current">i</text:page-number></text:span></text:span></text:p>
      </style:header>
      <style:footer>
        <text:p text:style-name="MP3"><draw:line text:anchor-type="char" draw:z-index="0" draw:name="Form2"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Glossary" style:page-layout-name="Mpm4" draw:style-name="Mdp1">
      <style:header>
        <text:p text:style-name="MP4"><draw:frame draw:style-name="Mfr1" draw:name="Rahmen1" text:anchor-type="paragraph" svg:y="0.002cm" draw:z-index="26"><draw:text-box fo:min-height="0.058cm" fo:min-width="0.041cm"><text:p text:style-name="Header"><text:span text:style-name="Page_20_Number"><text:span text:style-name="MT4"><text:page-number text:select-page="current">9</text:page-number></text:span></text:span></text:p></draw:text-box></draw:frame><draw:line text:anchor-type="char" draw:z-index="2" draw:name="Form3" draw:style-name="Mgr1" draw:text-style-name="MP2" svg:x1="0cm" svg:y1="-0.97cm" svg:x2="15.503cm" svg:y2="-0.968cm"><text:p/></draw:line><text:span text:style-name="MT5">G</text:span><text:span text:style-name="MT6">loss</text:span><text:span text:style-name="MT7">ar</text:span></text:p>
      </style:header>
      <style:footer>
        <text:p text:style-name="MP5"><draw:line text:anchor-type="char" draw:z-index="14" draw:name="Form4" draw:style-name="Mgr1" draw:text-style-name="MP2" svg:x1="0cm" svg:y1="24.938cm" svg:x2="15.503cm" svg:y2="24.94cm"><text:p/></draw:line><text:span text:style-name="MT8">Restix</text:span><text:span text:style-name="MT4"> <text:s/>- <text:s/></text:span><text:span text:style-name="MT4"><text:title>Pflichtenheft</text:title></text:span></text:p>
      </style:footer>
    </style:master-page>
    <style:master-page style:name="ChapterAim" style:page-layout-name="Mpm5" draw:style-name="Mdp1">
      <style:header>
        <text:p text:style-name="MP4"><draw:frame draw:style-name="Mfr1" draw:name="Rahmen2" text:anchor-type="paragraph" svg:y="0.002cm" draw:z-index="33"><draw:text-box fo:min-height="0.058cm" fo:min-width="0.041cm"><text:p text:style-name="Header"><text:span text:style-name="Page_20_Number"><text:span text:style-name="MT4"><text:page-number text:select-page="current">2</text:page-number></text:span></text:span></text:p></draw:text-box></draw:frame><draw:line text:anchor-type="char" draw:z-index="3" draw:name="Form5" draw:style-name="Mgr1" draw:text-style-name="MP2" svg:x1="0cm" svg:y1="-0.97cm" svg:x2="15.503cm" svg:y2="-0.968cm"><text:p/></draw:line><text:span text:style-name="MT9">Ziel des P</text:span><text:span text:style-name="MT10">roje</text:span><text:span text:style-name="MT9">k</text:span><text:span text:style-name="MT10">t</text:span><text:span text:style-name="MT9">s</text:span></text:p>
      </style:header>
      <style:footer>
        <text:p text:style-name="MP5"><draw:line text:anchor-type="char" draw:z-index="15" draw:name="Form6"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Req" style:page-layout-name="Mpm5" draw:style-name="Mdp1">
      <style:header>
        <text:p text:style-name="MP4"><draw:frame draw:style-name="Mfr1" draw:name="Rahmen3" text:anchor-type="paragraph" svg:y="0.002cm" draw:z-index="32"><draw:text-box fo:min-height="0.058cm" fo:min-width="0.041cm"><text:p text:style-name="Header"><text:span text:style-name="Page_20_Number"><text:span text:style-name="MT4"><text:page-number text:select-page="current">8</text:page-number></text:span></text:span></text:p></draw:text-box></draw:frame><draw:line text:anchor-type="char" draw:z-index="9" draw:name="Form7" draw:style-name="Mgr1" draw:text-style-name="MP2" svg:x1="0cm" svg:y1="-0.97cm" svg:x2="15.503cm" svg:y2="-0.968cm"><text:p/></draw:line><text:span text:style-name="MT11">Anforderungen</text:span><text:tab/><text:tab/></text:p>
      </style:header>
      <style:footer>
        <text:p text:style-name="MP6"><draw:line text:anchor-type="char" draw:z-index="21" draw:name="Form8" draw:style-name="Mgr1" draw:text-style-name="MP2" svg:x1="0cm" svg:y1="24.938cm" svg:x2="15.503cm" svg:y2="24.94cm"><text:p/></draw:line><text:span text:style-name="MT12">Restix</text:span><text:span text:style-name="MT4"> <text:s/>- <text:s/></text:span><text:span text:style-name="MT4"><text:title>Pflichtenheft</text:title></text:span></text:p>
      </style:footer>
    </style:master-page>
    <style:master-page style:name="Konvertiert_20_6" style:display-name="Konvertiert 6" style:page-layout-name="Mpm5" draw:style-name="Mdp1">
      <style:header>
        <text:p text:style-name="MP4"><draw:frame draw:style-name="Mfr1" draw:name="Rahmen4"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0" draw:name="Form9" draw:style-name="Mgr1" draw:text-style-name="MP2" svg:x1="0cm" svg:y1="-0.97cm" svg:x2="15.503cm" svg:y2="-0.968cm"><text:p/></draw:line>Dokumentation<text:tab/><text:tab/></text:p>
      </style:header>
      <style:footer>
        <text:p text:style-name="MP6"><draw:line text:anchor-type="char" draw:z-index="22" draw:name="Form10"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7" style:display-name="Konvertiert 7" style:page-layout-name="Mpm5" draw:style-name="Mdp1">
      <style:header>
        <text:p text:style-name="MP4"><draw:frame draw:style-name="Mfr1" draw:name="Rahmen5"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1" draw:name="Form11" draw:style-name="Mgr1" draw:text-style-name="MP2" svg:x1="0cm" svg:y1="-0.97cm" svg:x2="15.503cm" svg:y2="-0.968cm"><text:p/></draw:line>Unterstützte Plattformen<text:tab/><text:tab/></text:p>
      </style:header>
      <style:footer>
        <text:p text:style-name="MP6"><draw:line text:anchor-type="char" draw:z-index="23" draw:name="Form12"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8" style:display-name="Konvertiert 8" style:page-layout-name="Mpm5" draw:style-name="Mdp1">
      <style:header>
        <text:p text:style-name="MP4"><draw:frame draw:style-name="Mfr1" draw:name="Rahmen6"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2" draw:name="Form13" draw:style-name="Mgr1" draw:text-style-name="MP2" svg:x1="0cm" svg:y1="-0.97cm" svg:x2="15.503cm" svg:y2="-0.968cm"><text:p/></draw:line>Entwicklungswerkzeuge<text:tab/><text:tab/></text:p>
      </style:header>
      <style:footer>
        <text:p text:style-name="MP6"><draw:line text:anchor-type="char" draw:z-index="24" draw:name="Form14"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9" style:display-name="Konvertiert 9" style:page-layout-name="Mpm5" draw:style-name="Mdp1">
      <style:header>
        <text:p text:style-name="MP4"><draw:frame draw:style-name="Mfr1" draw:name="Rahmen7"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3" draw:name="Form15" draw:style-name="Mgr1" draw:text-style-name="MP2" svg:x1="0cm" svg:y1="-0.97cm" svg:x2="15.503cm" svg:y2="-0.968cm"><text:p/></draw:line>Geltungsbereich<text:tab/><text:tab/></text:p>
      </style:header>
      <style:footer>
        <text:p text:style-name="MP6"><draw:line text:anchor-type="char" draw:z-index="25" draw:name="Form16" draw:style-name="Mgr1" draw:text-style-name="MP2" svg:x1="0cm" svg:y1="24.938cm" svg:x2="15.503cm" svg:y2="24.94cm"><text:p/></draw:line><text:span text:style-name="MT4">ARIADNE <text:s/>- <text:s/></text:span><text:span text:style-name="MT4"><text:title>Pflichtenheft</text:tit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flichtenheft</dc:title>
    <meta:initial-creator>Frank Sommer</meta:initial-creator>
    <meta:creation-date>1998-01-24T18:11:00</meta:creation-date>
    <dc:date>2025-05-29T08:44:41.697564594</dc:date>
    <meta:editing-cycles>324</meta:editing-cycles>
    <meta:generator>LibreOffice/24.2.7.2$Linux_X86_64 LibreOffice_project/420$Build-2</meta:generator>
    <meta:editing-duration>P1DT8H4M31S</meta:editing-duration>
    <meta:document-statistic meta:table-count="0" meta:image-count="0" meta:object-count="0" meta:page-count="11" meta:paragraph-count="148" meta:word-count="1522" meta:character-count="12017" meta:non-whitespace-character-count="10619"/>
    <meta:user-defined meta:name="DocumentVersion">0.9.5</meta:user-defined>
  </office:meta>
</office:document-meta>
</file>